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55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158466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color="#1584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1d41a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e8a202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color="#158466"/>
    </style:style>
    <style:style style:name="ce7" style:family="table-cell" style:parent-style-name="Default">
      <style:text-properties fo:color="#1584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158466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4"/>
        <table:table-column table:style-name="co3" table:number-columns-repeated="2" table:default-cell-style-name="ce1"/>
        <table:table-column table:style-name="co1" table:default-cell-style-name="ce1"/>
        <table:table-column table:style-name="co1" table:default-cell-style-name="ce12"/>
        <table:table-column table:style-name="co4" table:default-cell-style-name="ce13"/>
        <table:table-column table:style-name="co1" table:default-cell-style-name="ce1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Município</text:p>
          </table:table-cell>
          <table:table-cell office:value-type="string" calcext:value-type="string">
            <text:p>Casos</text:p>
          </table:table-cell>
          <table:table-cell office:value-type="string" calcext:value-type="string">
            <text:p>Casos Hoje</text:p>
          </table:table-cell>
          <table:table-cell office:value-type="string" calcext:value-type="string">
            <text:p>Mortes</text:p>
          </table:table-cell>
          <table:table-cell office:value-type="string" calcext:value-type="string">
            <text:p>Mortes Hoje</text:p>
          </table:table-cell>
          <table:table-cell office:value-type="string" calcext:value-type="string">
            <text:p>Recuperados</text:p>
          </table:table-cell>
          <table:table-cell office:value-type="string" calcext:value-type="string">
            <text:p>Ativos</text:p>
          </table:table-cell>
          <table:table-cell office:value-type="string" calcext:value-type="string">
            <text:p>Críticos</text:p>
          </table:table-cell>
          <table:table-cell office:value-type="string" calcext:value-type="string">
            <text:p>Suspeitos</text:p>
          </table:table-cell>
          <table:table-cell office:value-type="string" calcext:value-type="string">
            <text:p>Descartados</text:p>
          </table:table-cell>
          <table:table-cell office:value-type="string" calcext:value-type="string">
            <text:p>Por milhão</text:p>
          </table:table-cell>
          <table:table-cell office:value-type="string" calcext:value-type="string">
            <text:p>Letalidade</text:p>
          </table:table-cell>
          <table:table-cell office:value-type="string" calcext:value-type="string">
            <text:p>Fonte 1</text:p>
          </table:table-cell>
          <table:table-cell office:value-type="string" calcext:value-type="string">
            <text:p>Fonte 2</text:p>
          </table:table-cell>
          <table:table-cell table:style-name="ce7" table:number-columns-repeated="4"/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2]-([.F2]+[.H2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3171702416109" xlink:type="simple">https://pt-br.facebook.com/Prefeitura.SJP/posts/2943171702416109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3]-([.F3]+[.H3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5413965525216" xlink:type="simple">https://pt-br.facebook.com/Prefeitura.SJP/posts/2945413965525216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4]-([.F4]+[.H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7917945274818" xlink:type="simple">https://pt-br.facebook.com/Prefeitura.SJP/posts/2947917945274818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5]-([.F5]+[.H5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2949920615074551" xlink:type="simple">https://pt-br.facebook.com/Prefeitura.SJP/posts/2949920615074551</text:a></text:p>
          </table:table-cell>
          <table:table-cell/>
          <table:table-cell table:style-name="ce7" table:number-columns-repeated="4"/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6]-([.F6]+[.H6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([.D7]-([.F7]+[.H7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8-03-2020/" xlink:type="simple">http://www.sjp.pr.gov.br/boletim-diario-do-covid-19-em-sao-jose-dos-pinhais-28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8]-([.F8]+[.H8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F8]/[.D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29-03-2020-atualizado/" xlink:type="simple">http://www.sjp.pr.gov.br/boletim-diario-do-covid-19-em-sao-jose-dos-pinhais-29-03-2020-atualizado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9]-([.F9]+[.H9])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F9]/[.D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0-03-2020/" xlink:type="simple">http://www.sjp.pr.gov.br/boletim-diario-do-covid-19-em-sao-jose-dos-pinhais-30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0]-([.F10]+[.H10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F10]/[.D10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31-03-2020/" xlink:type="simple">http://www.sjp.pr.gov.br/boletim-diario-do-covid-19-em-sao-jose-dos-pinhais-31-03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1]-([.F11]+[.H11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F11]/[.D11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1-04-2020/" xlink:type="simple">http://www.sjp.pr.gov.br/boletim-diario-do-covid-19-em-sao-jose-dos-pinhais-01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2]-([.F12]+[.H12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F12]/[.D12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2-04-2020/" xlink:type="simple">http://www.sjp.pr.gov.br/boletim-diario-do-covid-19-em-sao-jose-dos-pinhais-02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3]-([.F13]+[.H1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F13]/[.D13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3-04-2020/" xlink:type="simple">http://www.sjp.pr.gov.br/boletim-diario-do-covid-19-em-sao-jose-dos-pinhais-03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4]-([.F14]+[.H14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table:formula="of:=[.F14]/[.D14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diario-do-covid-19-em-sao-jose-dos-pinhais-04-04-2020/" xlink:type="simple">http://www.sjp.pr.gov.br/boletim-diario-do-covid-19-em-sao-jose-dos-pinhais-04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5]-([.F15]+[.H15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5]/[.D15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5-04-2020/" xlink:type="simple">http://www.sjp.pr.gov.br/boletim-epidemiologico-covid-19-em-sao-jose-dos-pinhais-05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6]-([.F16]+[.H16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F16]/[.D16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6-04-2020/" xlink:type="simple">http://www.sjp.pr.gov.br/boletim-epidemiologico-covid-19-em-sao-jose-dos-pinhais-06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7]-([.F17]+[.H17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F17]/[.D17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cao-jose-dos-pinhais-07-04-2020/" xlink:type="simple">http://www.sjp.pr.gov.br/boletim-epidemiologico-covid-19-em-cao-jose-dos-pinhais-07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18]-([.F18]+[.H18]))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[.F18]/[.D18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8-04-2020/" xlink:type="simple">http://www.sjp.pr.gov.br/boletim-epidemiologico-covid-19-em-sao-jose-dos-pinhais-08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19]-([.F19]+[.H19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F19]/[.D19]" office:value-type="percentage" office:value="0" calcext:value-type="percentage">
            <text:p>0,00%</text:p>
          </table:table-cell>
          <table:table-cell office:value-type="string" calcext:value-type="string">
            <text:p><text:a xlink:href="http://www.sjp.pr.gov.br/boletim-epidemiologico-covid-19-em-sao-jose-dos-pinhais-09-04-2020/" xlink:type="simple">http://www.sjp.pr.gov.br/boletim-epidemiologico-covid-19-em-sao-jose-dos-pinhais-09-04-2020/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0]-([.F20]+[.H20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F20]/[.D2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3547051711907/?type=3&amp;eid=ARAlmlpjHtPGi4wGOoNG0HAe-ct8c14t2xlDCf66Qm29AotdUvIjer25sRiLmX3zpdfuQDK7Rrzas67I&amp;__tn__=EEHH-R" xlink:type="simple">https://pt-br.facebook.com/Prefeitura.SJP/photos/a.628503120549657/2983547051711907/?type=3&amp;eid=ARAlmlpjHtPGi4wGOoNG0HAe-ct8c14t2xlDCf66Qm29AotdUvIjer25sRiLmX3zpdfuQDK7Rrzas67I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([.D21]-([.F21]+[.H21]))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F21]/[.D21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5865251480087/?type=3&amp;eid=ARC7WpcxrI8oD4UJrjMiZTPWBHxONWfIhwH6ZqfiwVd916avHW9dRq8nvA4kO1uPJLd1YjyMpkXeqlXz&amp;__tn__=EEHH-R" xlink:type="simple">https://pt-br.facebook.com/Prefeitura.SJP/photos/a.628503120549657/2985865251480087/?type=3&amp;eid=ARC7WpcxrI8oD4UJrjMiZTPWBHxONWfIhwH6ZqfiwVd916avHW9dRq8nvA4kO1uPJLd1YjyMpkXeqlXz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3" calcext:value-type="float">
            <text:p>13</text:p>
          </table:table-cell>
          <table:table-cell table:formula="of:=([.D22]-[.D21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2]-([.F22]+[.H22]))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[.F22]/[.D2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hotos/a.628503120549657/2988291784570767/?type=3&amp;eid=ARCT6QgnNF8lT8MVq7-IGTU8CCCoPtrZpMqPN8xNm4oCrwzEN_9ZcFNHy2I7mFpgiirNbMdOg_IQL7qJ&amp;__tn__=EEHH-R" xlink:type="simple">https://pt-br.facebook.com/Prefeitura.SJP/photos/a.628503120549657/2988291784570767/?type=3&amp;eid=ARCT6QgnNF8lT8MVq7-IGTU8CCCoPtrZpMqPN8xNm4oCrwzEN_9ZcFNHy2I7mFpgiirNbMdOg_IQL7qJ&amp;__tn__=EEHH-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3]-[.D22])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3]-([.F23]+[.H23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F23]/[.D23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0712854328660" xlink:type="simple">https://www.facebook.com/Prefeitura.SJP/posts/29907128543286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5" calcext:value-type="float">
            <text:p>15</text:p>
          </table:table-cell>
          <table:table-cell table:formula="of:=([.D24]-[.D2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4]-([.F24]+[.H24]))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F24]/[.D24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3104187422860" xlink:type="simple">https://www.facebook.com/Prefeitura.SJP/posts/299310418742286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6" calcext:value-type="float">
            <text:p>16</text:p>
          </table:table-cell>
          <table:table-cell table:formula="of:=([.D25]-[.D2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[.D25]-([.F25]+[.H25]))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F25]/[.D25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5564087176870" xlink:type="simple">https://www.facebook.com/Prefeitura.SJP/posts/2995564087176870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7" calcext:value-type="float">
            <text:p>17</text:p>
          </table:table-cell>
          <table:table-cell table:formula="of:=([.D26]-[.D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6]-([.F26]+[.H26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6]/[.D26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osts/2997777280288884" xlink:type="simple">https://www.facebook.com/Prefeitura.SJP/posts/299777728028888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7]-[.D2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7]-([.F27]+[.H27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formula="of:=[.F27]/[.D27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346639125402726/3000729713326974/?type=3&amp;theater" xlink:type="simple">https://www.facebook.com/Prefeitura.SJP/photos/a.346639125402726/300072971332697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8]-[.D27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8]-([.F28]+[.H28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8]/[.D28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02901583109787/?type=3&amp;theater" xlink:type="simple">https://www.facebook.com/Prefeitura.SJP/photos/a.628503120549657/300290158310978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29]-[.D2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29]-([.F29]+[.H29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29]/[.D29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5181192881826" xlink:type="simple">https://pt-br.facebook.com/Prefeitura.SJP/posts/3005181192881826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formula="of:=([.D30]-[.D2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([.D30]-([.F30]+[.H30])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0]/[.D30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pt-br.facebook.com/Prefeitura.SJP/posts/3007571345976144" xlink:type="simple">https://pt-br.facebook.com/Prefeitura.SJP/posts/3007571345976144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1]-([.F31]+[.H31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1]/[.D31]" office:value-type="percentage" office:value="0" calcext:value-type="percentage">
            <text:p>0,00%</text:p>
          </table:table-cell>
          <table:table-cell office:value-type="string" calcext:value-type="string">
            <text:p>https://www.facebook.com/Prefeitura.SJP/photos/a.346639125402726/301211039552223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2]-([.F32]+[.H32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2]/[.D32]" office:value-type="percentage" office:value="0" calcext:value-type="percentage">
            <text:p>0,00%</text:p>
          </table:table-cell>
          <table:table-cell office:value-type="string" calcext:value-type="string">
            <text:p><text:a xlink:href="https://www.facebook.com/Prefeitura.SJP/photos/a.628503120549657/3014625325270746/?type=3" xlink:type="simple">https://www.facebook.com/Prefeitura.SJP/photos/a.628503120549657/3014625325270746/?type=3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[.D33]-([.F33]+[.H33])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3]/[.D33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4625691937376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4]-([.F34]+[.H34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4]/[.D34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6912131708732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([.D35]-([.F35]+[.H35])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5]/[.D35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19599574773321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formula="of:=[.D36]-[.D35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6]-([.F36]+[.H36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6]/[.D36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osts/3021654214567857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[.D37]-([.F37]+[.H37])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ão Informado</text:p>
          </table:table-cell>
          <table:table-cell office:value-type="float" office:value="0" calcext:value-type="float">
            <text:p>0</text:p>
          </table:table-cell>
          <table:table-cell table:formula="of:=[.F37]/[.D37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346639125402726/302390669100927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[.D38]-([.F38]+[.H38]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8]/[.D38]" office:value-type="percentage" office:value="0" calcext:value-type="percentage">
            <text:p>0,00%</text:p>
          </table:table-cell>
          <table:table-cell office:value-type="string" calcext:value-type="string">
            <text:p>https://pt-br.facebook.com/Prefeitura.SJP/photos/a.628503120549657/302602104746450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[.D39]-([.F39]+[.H39])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39]/[.D39]" office:value-type="percentage" office:value="0.04" calcext:value-type="percentage">
            <text:p>4,00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0]-([.F40]+[.H40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0]/[.D40]" office:value-type="percentage" office:value="0.0333333333333333" calcext:value-type="percentage">
            <text:p>3,33%</text:p>
          </table:table-cell>
          <table:table-cell office:value-type="string" calcext:value-type="string">
            <text:p>https://pt-br.facebook.com/Prefeitura.SJP/photos/a.346639125402726/3030992780300667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1]-([.F41]+[.H41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[.F41]/[.D41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2]-([.F42]+[.H42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2]/[.D42]" office:value-type="percentage" office:value="0.0333333333333333" calcext:value-type="percentage">
            <text:p>3,33%</text:p>
          </table:table-cell>
          <table:table-cell office:value-type="string" calcext:value-type="string">
            <text:p><text:a xlink:href="https://pt-br.facebook.com/Prefeitura.SJP/photos/a.628503120549657/3035840136482598/?type=3&amp;theater" xlink:type="simple">https://pt-br.facebook.com/Prefeitura.SJP/photos/a.628503120549657/3035840136482598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[.D43]-([.F43]+[.H43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3]/[.D43]" office:value-type="percentage" office:value="0.0333333333333333" calcext:value-type="percentage">
            <text:p>3,33%</text:p>
          </table:table-cell>
          <table:table-cell office:value-type="string" calcext:value-type="string">
            <text:p>Não informado, foram repetidos os dados do dia anterio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[.D44]-([.F44]+[.H44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F44]/[.D44]" office:value-type="percentage" office:value="0.0285714285714286" calcext:value-type="percentage">
            <text:p>2,86%</text:p>
          </table:table-cell>
          <table:table-cell office:value-type="string" calcext:value-type="string">
            <text:p><text:a xlink:href="https://pt-br.facebook.com/Prefeitura.SJP/photos/a.628503120549657/3040631806003431/?type=3&amp;theater" xlink:type="simple">https://pt-br.facebook.com/Prefeitura.SJP/photos/a.628503120549657/304063180600343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3" calcext:value-type="float">
            <text:p>43</text:p>
          </table:table-cell>
          <table:table-cell table:formula="of:=[.D45]-[.D44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[.D45]-([.F45]+[.H45]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F45]/[.D45]" office:value-type="percentage" office:value="0.0232558139534884" calcext:value-type="percentage">
            <text:p>2,33%</text:p>
          </table:table-cell>
          <table:table-cell table:number-columns-repeated="6"/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6]-[.D4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[.D46]-([.F46]+[.H46]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F46]/[.D46]" office:value-type="percentage" office:value="0.0227272727272727" calcext:value-type="percentage">
            <text:p>2,27%</text:p>
          </table:table-cell>
          <table:table-cell office:value-type="string" calcext:value-type="string">
            <text:p><text:span text:style-name="T1"><text:a xlink:href="https://pt-br.facebook.com/Prefeitura.SJP/photos/a.628503120549657/3045270085539603/?type=3&amp;theater" xlink:type="simple">https://pt-br.facebook.com/Prefeitura.SJP/photos/a.628503120549657/3045270085539603/?type=3&amp;theater</text:a></text:span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7]-[.D4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([.D47]-([.F47]+[.H47]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formula="of:=[.F47]/[.D47]" office:value-type="percentage" office:value="0.0227272727272727" calcext:value-type="percentage">
            <text:p>2,27%</text:p>
          </table:table-cell>
          <table:table-cell office:value-type="string" calcext:value-type="string">
            <text:p><text:a xlink:href="https://pt-br.facebook.com/Prefeitura.SJP/photos/a.346639125402726/3047357941997484/?type=3&amp;theater" xlink:type="simple">https://pt-br.facebook.com/Prefeitura.SJP/photos/a.346639125402726/3047357941997484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4" calcext:value-type="float">
            <text:p>44</text:p>
          </table:table-cell>
          <table:table-cell table:formula="of:=[.D48]-[.D4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([.D48]-([.F48]+[.H48]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8]/[.D48]" office:value-type="percentage" office:value="0.0227272727272727" calcext:value-type="percentage">
            <text:p>2,27%</text:p>
          </table:table-cell>
          <table:table-cell office:value-type="string" calcext:value-type="string">
            <text:p>https://pt-br.facebook.com/Prefeitura.SJP/photos/a.628503120549657/3049952208404724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6" calcext:value-type="float">
            <text:p>46</text:p>
          </table:table-cell>
          <table:table-cell table:formula="of:=[.D49]-[.D48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formula="of:=([.D49]-([.F49]+[.H49])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49]/[.D49]" office:value-type="percentage" office:value="0.0434782608695652" calcext:value-type="percentage">
            <text:p>4,35%</text:p>
          </table:table-cell>
          <table:table-cell office:value-type="string" calcext:value-type="string">
            <text:p><text:a xlink:href="https://pt-br.facebook.com/Prefeitura.SJP/photos/a.346639125402726/3052021638197781/?type=3&amp;theater" xlink:type="simple">https://pt-br.facebook.com/Prefeitura.SJP/photos/a.346639125402726/305202163819778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47" calcext:value-type="float">
            <text:p>47</text:p>
          </table:table-cell>
          <table:table-cell table:formula="of:=[.D50]-[.D49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([.D50]-([.F50]+[.H50])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0]/[.D50]" office:value-type="percentage" office:value="0.0425531914893617" calcext:value-type="percentage">
            <text:p>4,26%</text:p>
          </table:table-cell>
          <table:table-cell office:value-type="string" calcext:value-type="string">
            <text:p><text:a xlink:href="https://pt-br.facebook.com/Prefeitura.SJP/photos/a.346639125402726/3054405151292763/?type=3&amp;theater" xlink:type="simple">https://pt-br.facebook.com/Prefeitura.SJP/photos/a.346639125402726/305440515129276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4" calcext:value-type="float">
            <text:p>54</text:p>
          </table:table-cell>
          <table:table-cell table:formula="of:=[.D51]-[.D50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formula="of:=([.D51]-([.F51]+[.H51])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[.F51]/[.D51]" office:value-type="percentage" office:value="0.0555555555555556" calcext:value-type="percentage">
            <text:p>5,56%</text:p>
          </table:table-cell>
          <table:table-cell office:value-type="string" calcext:value-type="string">
            <text:p><text:a xlink:href="https://pt-br.facebook.com/Prefeitura.SJP/photos/a.346639125402726/3056683757731569/?type=3&amp;theater" xlink:type="simple">https://pt-br.facebook.com/Prefeitura.SJP/photos/a.346639125402726/3056683757731569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57" calcext:value-type="float">
            <text:p>57</text:p>
          </table:table-cell>
          <table:table-cell table:formula="of:=[.D52]-[.D5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([.D52]-([.F52]+[.H52])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[.F52]/[.D52]" office:value-type="percentage" office:value="0.0526315789473684" calcext:value-type="percentage">
            <text:p>5,26%</text:p>
          </table:table-cell>
          <table:table-cell office:value-type="string" calcext:value-type="string">
            <text:p><text:a xlink:href="https://pt-br.facebook.com/Prefeitura.SJP/photos/a.346639125402726/3058994037500541/?type=3&amp;theater" xlink:type="simple">https://pt-br.facebook.com/Prefeitura.SJP/photos/a.346639125402726/3058994037500541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1" calcext:value-type="float">
            <text:p>61</text:p>
          </table:table-cell>
          <table:table-cell table:formula="of:=[.D53]-[.D52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3]-([.F53]+[.H53])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3]/[.D53]" office:value-type="percentage" office:value="0.0491803278688525" calcext:value-type="percentage">
            <text:p>4,92%</text:p>
          </table:table-cell>
          <table:table-cell office:value-type="string" calcext:value-type="string">
            <text:p>https://pt-br.facebook.com/Prefeitura.SJP/photos/a.346639125402726/3061483527251592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3" calcext:value-type="float">
            <text:p>63</text:p>
          </table:table-cell>
          <table:table-cell table:formula="of:=[.D54]-[.D53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4]-([.F54]+[.H54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formula="of:=[.F54]/[.D54]" office:value-type="percentage" office:value="0.0476190476190476" calcext:value-type="percentage">
            <text:p>4,76%</text:p>
          </table:table-cell>
          <table:table-cell office:value-type="string" calcext:value-type="string">
            <text:p>https://pt-br.facebook.com/Prefeitura.SJP/photos/a.346639125402726/3064333970299881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4" calcext:value-type="float">
            <text:p>64</text:p>
          </table:table-cell>
          <table:table-cell table:formula="of:=[.D55]-[.D5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([.D55]-([.F55]+[.H55])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5]/[.D55]" office:value-type="percentage" office:value="0.046875" calcext:value-type="percentage">
            <text:p>4,69%</text:p>
          </table:table-cell>
          <table:table-cell office:value-type="string" calcext:value-type="string">
            <text:p><text:a xlink:href="https://pt-br.facebook.com/Prefeitura.SJP/photos/a.628503120549657/3066968410036437/?type=3&amp;theater" xlink:type="simple">https://pt-br.facebook.com/Prefeitura.SJP/photos/a.628503120549657/306696841003643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6" calcext:value-type="date">
            <text:p>1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65" calcext:value-type="float">
            <text:p>65</text:p>
          </table:table-cell>
          <table:table-cell table:formula="of:=[.D56]-[.D55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([.D56]-([.F56]+[.H56]))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formula="of:=[.F56]/[.D56]" office:value-type="percentage" office:value="0.0461538461538462" calcext:value-type="percentage">
            <text:p>4,62%</text:p>
          </table:table-cell>
          <table:table-cell office:value-type="string" calcext:value-type="string">
            <text:p>https://pt-br.facebook.com/Prefeitura.SJP/photos/a.628503120549657/3070071266392818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7" calcext:value-type="date">
            <text:p>1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D57]-[.D56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([.D57]-([.F57]+[.H57]))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[.F57]/[.D57]" office:value-type="percentage" office:value="0.0428571428571429" calcext:value-type="percentage">
            <text:p>4,29%</text:p>
          </table:table-cell>
          <table:table-cell office:value-type="string" calcext:value-type="string">
            <text:p><text:a xlink:href="https://www.facebook.com/Prefeitura.SJP/photos/a.346639125402726/3073201359413142/?type=3&amp;theater" xlink:type="simple">https://www.facebook.com/Prefeitura.SJP/photos/a.346639125402726/3073201359413142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70" calcext:value-type="float">
            <text:p>70</text:p>
          </table:table-cell>
          <table:table-cell table:formula="of:=[.D58]-[.D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F58]-[.F57]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formula="of:=([.D58]-([.F58]+[.H58]))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F58]/[.D58]" office:value-type="percentage" office:value="0.0571428571428571" calcext:value-type="percentage">
            <text:p>5,71%</text:p>
          </table:table-cell>
          <table:table-cell office:value-type="string" calcext:value-type="string">
            <text:p>https://www.facebook.com/Prefeitura.SJP/photos/a.346639125402726/3075933865806558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D59]-[.D58]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D59]-([.F59]+[.H59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[.F59]/[.D59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78415528891725/?type=3&amp;theater" xlink:type="simple">https://pt-br.facebook.com/Prefeitura.SJP/photos/a.628503120549657/3078415528891725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81" calcext:value-type="float">
            <text:p>81</text:p>
          </table:table-cell>
          <table:table-cell table:formula="of:=[.D60]-[.D59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([.D60]-([.F60]+[.H60]))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F60]/[.D60]" office:value-type="percentage" office:value="0.0493827160493827" calcext:value-type="percentage">
            <text:p>4,94%</text:p>
          </table:table-cell>
          <table:table-cell office:value-type="string" calcext:value-type="string">
            <text:p><text:a xlink:href="https://pt-br.facebook.com/Prefeitura.SJP/photos/a.628503120549657/3080827415317203/?type=3&amp;theater" xlink:type="simple">https://pt-br.facebook.com/Prefeitura.SJP/photos/a.628503120549657/3080827415317203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96" calcext:value-type="float">
            <text:p>96</text:p>
          </table:table-cell>
          <table:table-cell table:formula="of:=[.D61]-[.D60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([.D61]-([.F61]+[.H61])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[.F61]/[.D61]" office:value-type="percentage" office:value="0.0416666666666667" calcext:value-type="percentage">
            <text:p>4,17%</text:p>
          </table:table-cell>
          <table:table-cell office:value-type="string" calcext:value-type="string">
            <text:p>https://pt-br.facebook.com/Prefeitura.SJP/photos/a.346639125402726/3082996151766996/?type=3&amp;theater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4" calcext:value-type="float">
            <text:p>104</text:p>
          </table:table-cell>
          <table:table-cell table:formula="of:=[.D62]-[.D61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D62]-([.F62]+[.H62]))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2]/[.D62]" office:value-type="percentage" office:value="0.0384615384615385" calcext:value-type="percentage">
            <text:p>3,85%</text:p>
          </table:table-cell>
          <table:table-cell office:value-type="string" calcext:value-type="string">
            <text:p><text:a xlink:href="https://www.facebook.com/Prefeitura.SJP/photos/a.346639125402726/3085441008189177/?type=3&amp;theater" xlink:type="simple">https://www.facebook.com/Prefeitura.SJP/photos/a.346639125402726/3085441008189177/?type=3&amp;theater</text:a>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3" calcext:value-type="date">
            <text:p>23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8" calcext:value-type="float">
            <text:p>108</text:p>
          </table:table-cell>
          <table:table-cell table:formula="of:=[.D63]-[.D6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([.D63]-([.F63]+[.H63]))"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3]/[.D63]" office:value-type="percentage" office:value="0.037037037037037" calcext:value-type="percentage">
            <text:p>3,70%</text:p>
          </table:table-cell>
          <table:table-cell office:value-type="string" calcext:value-type="string">
            <text:p>https://www.facebook.com/Prefeitura.SJP/photos/a.628503120549657/3087815814618363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4" calcext:value-type="date">
            <text:p>24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09" calcext:value-type="float">
            <text:p>109</text:p>
          </table:table-cell>
          <table:table-cell table:formula="of:=[.D64]-[.D6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([.D64]-([.F64]+[.H64]))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4]/[.D64]" office:value-type="percentage" office:value="0.036697247706422" calcext:value-type="percentage">
            <text:p>3,67%</text:p>
          </table:table-cell>
          <table:table-cell office:value-type="string" calcext:value-type="string">
            <text:p>https://www.facebook.com/Prefeitura.SJP/photos/a.628503120549657/3090151094384835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1" calcext:value-type="float">
            <text:p>111</text:p>
          </table:table-cell>
          <table:table-cell table:formula="of:=[.D65]-[.D6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([.D65]-([.F65]+[.H65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5]/[.D65]" office:value-type="percentage" office:value="0.036036036036036" calcext:value-type="percentage">
            <text:p>3,60%</text:p>
          </table:table-cell>
          <table:table-cell office:value-type="string" calcext:value-type="string">
            <text:p>https://www.facebook.com/Prefeitura.SJP/photos/a.346639125402726/3092734220793189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16" calcext:value-type="float">
            <text:p>116</text:p>
          </table:table-cell>
          <table:table-cell table:formula="of:=[.D66]-[.D65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([.D66]-([.F66]+[.H66])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[.F66]/[.D66]" office:value-type="percentage" office:value="0.0344827586206897" calcext:value-type="percentage">
            <text:p>3,45%</text:p>
          </table:table-cell>
          <table:table-cell office:value-type="string" calcext:value-type="string">
            <text:p>https://www.facebook.com/Prefeitura.SJP/photos/a.346639125402726/3094635233936421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1" calcext:value-type="float">
            <text:p>121</text:p>
          </table:table-cell>
          <table:table-cell table:formula="of:=[.D67]-[.D66]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([.D67]-([.F67]+[.H67]))"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table:formula="of:=[.F67]/[.D67]" office:value-type="percentage" office:value="0.0330578512396694" calcext:value-type="percentage">
            <text:p>3,31%</text:p>
          </table:table-cell>
          <table:table-cell office:value-type="string" calcext:value-type="string">
            <text:p>https://www.facebook.com/Prefeitura.SJP/photos/a.346639125402726/3097304277002850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8" calcext:value-type="float">
            <text:p>128</text:p>
          </table:table-cell>
          <table:table-cell table:formula="of:=[.D68]-[.D67]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([.D68]-([.F68]+[.H68]))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[.F68]/[.D68]" office:value-type="percentage" office:value="0.03125" calcext:value-type="percentage">
            <text:p>3,13%</text:p>
          </table:table-cell>
          <table:table-cell office:value-type="string" calcext:value-type="string">
            <text:p>https://www.facebook.com/Prefeitura.SJP/photos/a.346639125402726/3099372823462662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office:value-type="float" office:value="129" calcext:value-type="float">
            <text:p>129</text:p>
          </table:table-cell>
          <table:table-cell table:formula="of:=[.D69]-[.D68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([.D69]-([.F69]+[.H69]))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table:formula="of:=[.F69]/[.D69]" office:value-type="percentage" office:value="0.0310077519379845" calcext:value-type="percentage">
            <text:p>3,10%</text:p>
          </table:table-cell>
          <table:table-cell office:value-type="string" calcext:value-type="string">
            <text:p>https://www.facebook.com/Prefeitura.SJP/photos/a.346639125402726/3101861529880458/?type=3</text:p>
          </table:table-cell>
          <table:table-cell table:number-columns-repeated="5"/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5"/>
          <table:table-cell table:formula="of:=([.D70]-([.F70]+[.H70])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7" calcext:value-type="date">
            <text:p>0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3" calcext:value-type="date">
            <text:p>1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4" calcext:value-type="date">
            <text:p>1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0" calcext:value-type="date">
            <text:p>2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1" calcext:value-type="date">
            <text:p>21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7" calcext:value-type="date">
            <text:p>27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8" calcext:value-type="date">
            <text:p>28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4" calcext:value-type="date">
            <text:p>0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5" calcext:value-type="date">
            <text:p>0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1" calcext:value-type="date">
            <text:p>1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2" calcext:value-type="date">
            <text:p>1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8" calcext:value-type="date">
            <text:p>1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19" calcext:value-type="date">
            <text:p>1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5" calcext:value-type="date">
            <text:p>25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6" calcext:value-type="date">
            <text:p>26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2" calcext:value-type="date">
            <text:p>0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09" calcext:value-type="date">
            <text:p>09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5" calcext:value-type="date">
            <text:p>1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6" calcext:value-type="date">
            <text:p>16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2" calcext:value-type="date">
            <text:p>22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3" calcext:value-type="date">
            <text:p>23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 office:value-type="string" calcext:value-type="string">
            <text:p>Paraná</text:p>
          </table:table-cell>
          <table:table-cell office:value-type="string" calcext:value-type="string">
            <text:p>São José dos Pinhais</text:p>
          </table:table-cell>
          <table:table-cell table:number-columns-repeated="17"/>
        </table:table-row>
        <table:table-row table:style-name="ro1" table:number-rows-repeated="1048418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grafico_30_05_2020" table:style-name="ta1">
        <office:forms form:automatic-focus="false" form:apply-design-mode="false"/>
        <table:shapes>
          <draw:frame draw:z-index="0" draw:style-name="gr1" draw:text-style-name="P1" svg:width="296.55mm" svg:height="161.5mm" svg:x="54.51mm" svg:y="35.59mm">
            <draw:object draw:notify-on-update-of-ranges="grafico_30_05_2020.A2:grafico_30_05_2020.A2 grafico_30_05_2020.A3:grafico_30_05_2020.A69 grafico_30_05_2020.B2:grafico_30_05_2020.B2 grafico_30_05_2020.B3:grafico_30_05_2020.B6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Casos</text:p>
          </table:table-cell>
        </table:table-row>
        <table:table-row table:style-name="ro1">
          <table:table-cell table:style-name="ce2" office:value-type="date" office:date-value="2020-03-23" calcext:value-type="date">
            <text:p>23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4" calcext:value-type="date">
            <text:p>24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5" calcext:value-type="date">
            <text:p>25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6" calcext:value-type="date">
            <text:p>26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7" calcext:value-type="date">
            <text:p>27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8" calcext:value-type="date">
            <text:p>28/03/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date" office:date-value="2020-03-29" calcext:value-type="date">
            <text:p>29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0-03-30" calcext:value-type="date">
            <text:p>30/03/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date" office:date-value="2020-03-31" calcext:value-type="date">
            <text:p>31/03/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2" office:value-type="date" office:date-value="2020-04-01" calcext:value-type="date">
            <text:p>01/04/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0-04-02" calcext:value-type="date">
            <text:p>02/04/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date" office:date-value="2020-04-03" calcext:value-type="date">
            <text:p>03/04/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date" office:date-value="2020-04-04" calcext:value-type="date">
            <text:p>04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5" calcext:value-type="date">
            <text:p>05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6" calcext:value-type="date">
            <text:p>06/04/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date" office:date-value="2020-04-07" calcext:value-type="date">
            <text:p>07/04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20-04-08" calcext:value-type="date">
            <text:p>08/04/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2" office:value-type="date" office:date-value="2020-04-09" calcext:value-type="date">
            <text:p>09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0" calcext:value-type="date">
            <text:p>10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1" calcext:value-type="date">
            <text:p>11/04/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date" office:date-value="2020-04-12" calcext:value-type="date">
            <text:p>12/04/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date" office:date-value="2020-04-13" calcext:value-type="date">
            <text:p>13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0-04-14" calcext:value-type="date">
            <text:p>14/04/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20-04-15" calcext:value-type="date">
            <text:p>15/04/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2" office:value-type="date" office:date-value="2020-04-16" calcext:value-type="date">
            <text:p>16/04/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2" office:value-type="date" office:date-value="2020-04-17" calcext:value-type="date">
            <text:p>17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18" calcext:value-type="date">
            <text:p>18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19" calcext:value-type="date">
            <text:p>19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0" calcext:value-type="date">
            <text:p>20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1" calcext:value-type="date">
            <text:p>21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2" calcext:value-type="date">
            <text:p>22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3" calcext:value-type="date">
            <text:p>23/04/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date" office:date-value="2020-04-24" calcext:value-type="date">
            <text:p>24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0-04-25" calcext:value-type="date">
            <text:p>25/04/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2" office:value-type="date" office:date-value="2020-04-26" calcext:value-type="date">
            <text:p>26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2" office:value-type="date" office:date-value="2020-04-28" calcext:value-type="date">
            <text:p>28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20-04-29" calcext:value-type="date">
            <text:p>29/04/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date" office:date-value="2020-04-30" calcext:value-type="date">
            <text:p>30/04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1" calcext:value-type="date">
            <text:p>01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2" calcext:value-type="date">
            <text:p>02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3" calcext:value-type="date">
            <text:p>03/05/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date" office:date-value="2020-05-04" calcext:value-type="date">
            <text:p>04/05/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date" office:date-value="2020-05-05" calcext:value-type="date">
            <text:p>05/05/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2" office:value-type="date" office:date-value="2020-05-06" calcext:value-type="date">
            <text:p>06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7" calcext:value-type="date">
            <text:p>07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8" calcext:value-type="date">
            <text:p>08/05/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2" office:value-type="date" office:date-value="2020-05-09" calcext:value-type="date">
            <text:p>09/05/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2" office:value-type="date" office:date-value="2020-05-10" calcext:value-type="date">
            <text:p>10/05/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date" office:date-value="2020-05-11" calcext:value-type="date">
            <text:p>11/05/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date" office:date-value="2020-05-12" calcext:value-type="date">
            <text:p>12/05/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style-name="ce2" office:value-type="date" office:date-value="2020-05-13" calcext:value-type="date">
            <text:p>13/05/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date" office:date-value="2020-05-14" calcext:value-type="date">
            <text:p>14/05/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2" office:value-type="date" office:date-value="2020-05-15" calcext:value-type="date">
            <text:p>15/05/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2" office:value-type="date" office:date-value="2020-05-16" calcext:value-type="date">
            <text:p>16/05/2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date" office:date-value="2020-05-17" calcext:value-type="date">
            <text:p>17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0-05-18" calcext:value-type="date">
            <text:p>18/05/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date" office:date-value="2020-05-19" calcext:value-type="date">
            <text:p>19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date" office:date-value="2020-05-20" calcext:value-type="date">
            <text:p>20/05/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2" office:value-type="date" office:date-value="2020-05-21" calcext:value-type="date">
            <text:p>21/05/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2" office:value-type="date" office:date-value="2020-05-22" calcext:value-type="date">
            <text:p>22/05/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style-name="ce2" office:value-type="date" office:date-value="2020-05-23" calcext:value-type="date">
            <text:p>23/05/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style-name="ce2" office:value-type="date" office:date-value="2020-05-24" calcext:value-type="date">
            <text:p>24/05/2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2" office:value-type="date" office:date-value="2020-05-25" calcext:value-type="date">
            <text:p>25/05/2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style-name="ce2" office:value-type="date" office:date-value="2020-05-26" calcext:value-type="date">
            <text:p>26/05/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table:style-name="ce2" office:value-type="date" office:date-value="2020-05-27" calcext:value-type="date">
            <text:p>27/05/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style-name="ce2" office:value-type="date" office:date-value="2020-05-28" calcext:value-type="date">
            <text:p>28/05/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style-name="ce2" office:value-type="date" office:date-value="2020-05-29" calcext:value-type="date">
            <text:p>29/05/2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style-name="ce2" office:value-type="date" office:date-value="2020-05-30" calcext:value-type="date">
            <text:p>30/05/20</text:p>
          </table:table-cell>
          <table:table-cell/>
        </table:table-row>
        <table:table-row table:style-name="ro1">
          <table:table-cell table:style-name="ce2" office:value-type="date" office:date-value="2020-05-31" calcext:value-type="date">
            <text:p>31/05/20</text:p>
          </table:table-cell>
          <table:table-cell/>
        </table:table-row>
        <table:table-row table:style-name="ro1">
          <table:table-cell table:style-name="ce2" office:value-type="date" office:date-value="2020-06-01" calcext:value-type="date">
            <text:p>01/06/20</text:p>
          </table:table-cell>
          <table:table-cell/>
        </table:table-row>
        <table:table-row table:style-name="ro1">
          <table:table-cell table:style-name="ce2" office:value-type="date" office:date-value="2020-06-02" calcext:value-type="date">
            <text:p>02/06/20</text:p>
          </table:table-cell>
          <table:table-cell/>
        </table:table-row>
        <table:table-row table:style-name="ro1">
          <table:table-cell table:style-name="ce2" office:value-type="date" office:date-value="2020-06-03" calcext:value-type="date">
            <text:p>03/06/20</text:p>
          </table:table-cell>
          <table:table-cell/>
        </table:table-row>
        <table:table-row table:style-name="ro1">
          <table:table-cell table:style-name="ce2" office:value-type="date" office:date-value="2020-06-04" calcext:value-type="date">
            <text:p>04/06/20</text:p>
          </table:table-cell>
          <table:table-cell/>
        </table:table-row>
        <table:table-row table:style-name="ro1">
          <table:table-cell table:style-name="ce2" office:value-type="date" office:date-value="2020-06-05" calcext:value-type="date">
            <text:p>05/06/20</text:p>
          </table:table-cell>
          <table:table-cell/>
        </table:table-row>
        <table:table-row table:style-name="ro1">
          <table:table-cell table:style-name="ce2" office:value-type="date" office:date-value="2020-06-06" calcext:value-type="date">
            <text:p>06/06/20</text:p>
          </table:table-cell>
          <table:table-cell/>
        </table:table-row>
        <table:table-row table:style-name="ro1">
          <table:table-cell table:style-name="ce2" office:value-type="date" office:date-value="2020-06-07" calcext:value-type="date">
            <text:p>07/06/20</text:p>
          </table:table-cell>
          <table:table-cell/>
        </table:table-row>
        <table:table-row table:style-name="ro1">
          <table:table-cell table:style-name="ce2" office:value-type="date" office:date-value="2020-06-08" calcext:value-type="date">
            <text:p>08/06/20</text:p>
          </table:table-cell>
          <table:table-cell/>
        </table:table-row>
        <table:table-row table:style-name="ro1">
          <table:table-cell table:style-name="ce2" office:value-type="date" office:date-value="2020-06-09" calcext:value-type="date">
            <text:p>09/06/20</text:p>
          </table:table-cell>
          <table:table-cell/>
        </table:table-row>
        <table:table-row table:style-name="ro1">
          <table:table-cell table:style-name="ce2" office:value-type="date" office:date-value="2020-06-10" calcext:value-type="date">
            <text:p>10/06/20</text:p>
          </table:table-cell>
          <table:table-cell/>
        </table:table-row>
        <table:table-row table:style-name="ro1">
          <table:table-cell table:style-name="ce2" office:value-type="date" office:date-value="2020-06-11" calcext:value-type="date">
            <text:p>11/06/20</text:p>
          </table:table-cell>
          <table:table-cell/>
        </table:table-row>
        <table:table-row table:style-name="ro1">
          <table:table-cell table:style-name="ce2" office:value-type="date" office:date-value="2020-06-12" calcext:value-type="date">
            <text:p>12/06/20</text:p>
          </table:table-cell>
          <table:table-cell/>
        </table:table-row>
        <table:table-row table:style-name="ro1">
          <table:table-cell table:style-name="ce2" office:value-type="date" office:date-value="2020-06-13" calcext:value-type="date">
            <text:p>13/06/20</text:p>
          </table:table-cell>
          <table:table-cell/>
        </table:table-row>
        <table:table-row table:style-name="ro1">
          <table:table-cell table:style-name="ce2" office:value-type="date" office:date-value="2020-06-14" calcext:value-type="date">
            <text:p>14/06/20</text:p>
          </table:table-cell>
          <table:table-cell/>
        </table:table-row>
        <table:table-row table:style-name="ro1">
          <table:table-cell table:style-name="ce2" office:value-type="date" office:date-value="2020-06-15" calcext:value-type="date">
            <text:p>15/06/20</text:p>
          </table:table-cell>
          <table:table-cell/>
        </table:table-row>
        <table:table-row table:style-name="ro1">
          <table:table-cell table:style-name="ce2" office:value-type="date" office:date-value="2020-06-16" calcext:value-type="date">
            <text:p>16/06/20</text:p>
          </table:table-cell>
          <table:table-cell/>
        </table:table-row>
        <table:table-row table:style-name="ro1">
          <table:table-cell table:style-name="ce2" office:value-type="date" office:date-value="2020-06-17" calcext:value-type="date">
            <text:p>17/06/20</text:p>
          </table:table-cell>
          <table:table-cell/>
        </table:table-row>
        <table:table-row table:style-name="ro1">
          <table:table-cell table:style-name="ce2" office:value-type="date" office:date-value="2020-06-18" calcext:value-type="date">
            <text:p>18/06/20</text:p>
          </table:table-cell>
          <table:table-cell/>
        </table:table-row>
        <table:table-row table:style-name="ro1">
          <table:table-cell table:style-name="ce2" office:value-type="date" office:date-value="2020-06-19" calcext:value-type="date">
            <text:p>19/06/20</text:p>
          </table:table-cell>
          <table:table-cell/>
        </table:table-row>
        <table:table-row table:style-name="ro1">
          <table:table-cell table:style-name="ce2" office:value-type="date" office:date-value="2020-06-20" calcext:value-type="date">
            <text:p>20/06/20</text:p>
          </table:table-cell>
          <table:table-cell/>
        </table:table-row>
        <table:table-row table:style-name="ro1">
          <table:table-cell table:style-name="ce2" office:value-type="date" office:date-value="2020-06-21" calcext:value-type="date">
            <text:p>21/06/20</text:p>
          </table:table-cell>
          <table:table-cell/>
        </table:table-row>
        <table:table-row table:style-name="ro1">
          <table:table-cell table:style-name="ce2" office:value-type="date" office:date-value="2020-06-22" calcext:value-type="date">
            <text:p>22/06/20</text:p>
          </table:table-cell>
          <table:table-cell/>
        </table:table-row>
        <table:table-row table:style-name="ro1">
          <table:table-cell table:style-name="ce2" office:value-type="date" office:date-value="2020-06-23" calcext:value-type="date">
            <text:p>23/06/20</text:p>
          </table:table-cell>
          <table:table-cell/>
        </table:table-row>
        <table:table-row table:style-name="ro1">
          <table:table-cell table:style-name="ce2" office:value-type="date" office:date-value="2020-06-24" calcext:value-type="date">
            <text:p>24/06/20</text:p>
          </table:table-cell>
          <table:table-cell/>
        </table:table-row>
        <table:table-row table:style-name="ro1">
          <table:table-cell table:style-name="ce2" office:value-type="date" office:date-value="2020-06-25" calcext:value-type="date">
            <text:p>25/06/20</text:p>
          </table:table-cell>
          <table:table-cell/>
        </table:table-row>
        <table:table-row table:style-name="ro1">
          <table:table-cell table:style-name="ce2" office:value-type="date" office:date-value="2020-06-26" calcext:value-type="date">
            <text:p>26/06/20</text:p>
          </table:table-cell>
          <table:table-cell/>
        </table:table-row>
        <table:table-row table:style-name="ro1">
          <table:table-cell table:style-name="ce2" office:value-type="date" office:date-value="2020-06-27" calcext:value-type="date">
            <text:p>27/06/20</text:p>
          </table:table-cell>
          <table:table-cell/>
        </table:table-row>
        <table:table-row table:style-name="ro1">
          <table:table-cell table:style-name="ce2" office:value-type="date" office:date-value="2020-06-28" calcext:value-type="date">
            <text:p>28/06/20</text:p>
          </table:table-cell>
          <table:table-cell/>
        </table:table-row>
        <table:table-row table:style-name="ro1">
          <table:table-cell table:style-name="ce2" office:value-type="date" office:date-value="2020-06-29" calcext:value-type="date">
            <text:p>29/06/20</text:p>
          </table:table-cell>
          <table:table-cell/>
        </table:table-row>
        <table:table-row table:style-name="ro1">
          <table:table-cell table:style-name="ce2" office:value-type="date" office:date-value="2020-06-30" calcext:value-type="date">
            <text:p>30/06/20</text:p>
          </table:table-cell>
          <table:table-cell/>
        </table:table-row>
        <table:table-row table:style-name="ro1">
          <table:table-cell table:style-name="ce2" office:value-type="date" office:date-value="2020-07-01" calcext:value-type="date">
            <text:p>01/07/20</text:p>
          </table:table-cell>
          <table:table-cell/>
        </table:table-row>
        <table:table-row table:style-name="ro1">
          <table:table-cell table:style-name="ce2" office:value-type="date" office:date-value="2020-07-02" calcext:value-type="date">
            <text:p>02/07/20</text:p>
          </table:table-cell>
          <table:table-cell/>
        </table:table-row>
        <table:table-row table:style-name="ro1">
          <table:table-cell table:style-name="ce2" office:value-type="date" office:date-value="2020-07-03" calcext:value-type="date">
            <text:p>03/07/20</text:p>
          </table:table-cell>
          <table:table-cell/>
        </table:table-row>
        <table:table-row table:style-name="ro1">
          <table:table-cell table:style-name="ce2" office:value-type="date" office:date-value="2020-07-04" calcext:value-type="date">
            <text:p>04/07/20</text:p>
          </table:table-cell>
          <table:table-cell/>
        </table:table-row>
        <table:table-row table:style-name="ro1">
          <table:table-cell table:style-name="ce2" office:value-type="date" office:date-value="2020-07-05" calcext:value-type="date">
            <text:p>05/07/20</text:p>
          </table:table-cell>
          <table:table-cell/>
        </table:table-row>
        <table:table-row table:style-name="ro1">
          <table:table-cell table:style-name="ce2" office:value-type="date" office:date-value="2020-07-06" calcext:value-type="date">
            <text:p>06/07/20</text:p>
          </table:table-cell>
          <table:table-cell/>
        </table:table-row>
        <table:table-row table:style-name="ro1">
          <table:table-cell table:style-name="ce2" office:value-type="date" office:date-value="2020-07-07" calcext:value-type="date">
            <text:p>07/07/20</text:p>
          </table:table-cell>
          <table:table-cell/>
        </table:table-row>
        <table:table-row table:style-name="ro1">
          <table:table-cell table:style-name="ce2" office:value-type="date" office:date-value="2020-07-08" calcext:value-type="date">
            <text:p>08/07/20</text:p>
          </table:table-cell>
          <table:table-cell/>
        </table:table-row>
        <table:table-row table:style-name="ro1">
          <table:table-cell table:style-name="ce2" office:value-type="date" office:date-value="2020-07-09" calcext:value-type="date">
            <text:p>09/07/20</text:p>
          </table:table-cell>
          <table:table-cell/>
        </table:table-row>
        <table:table-row table:style-name="ro1">
          <table:table-cell table:style-name="ce2" office:value-type="date" office:date-value="2020-07-10" calcext:value-type="date">
            <text:p>10/07/20</text:p>
          </table:table-cell>
          <table:table-cell/>
        </table:table-row>
        <table:table-row table:style-name="ro1">
          <table:table-cell table:style-name="ce2" office:value-type="date" office:date-value="2020-07-11" calcext:value-type="date">
            <text:p>11/07/20</text:p>
          </table:table-cell>
          <table:table-cell/>
        </table:table-row>
        <table:table-row table:style-name="ro1">
          <table:table-cell table:style-name="ce2" office:value-type="date" office:date-value="2020-07-12" calcext:value-type="date">
            <text:p>12/07/20</text:p>
          </table:table-cell>
          <table:table-cell/>
        </table:table-row>
        <table:table-row table:style-name="ro1">
          <table:table-cell table:style-name="ce2" office:value-type="date" office:date-value="2020-07-13" calcext:value-type="date">
            <text:p>13/07/20</text:p>
          </table:table-cell>
          <table:table-cell/>
        </table:table-row>
        <table:table-row table:style-name="ro1">
          <table:table-cell table:style-name="ce2" office:value-type="date" office:date-value="2020-07-14" calcext:value-type="date">
            <text:p>14/07/20</text:p>
          </table:table-cell>
          <table:table-cell/>
        </table:table-row>
        <table:table-row table:style-name="ro1">
          <table:table-cell table:style-name="ce2" office:value-type="date" office:date-value="2020-07-15" calcext:value-type="date">
            <text:p>15/07/20</text:p>
          </table:table-cell>
          <table:table-cell/>
        </table:table-row>
        <table:table-row table:style-name="ro1">
          <table:table-cell table:style-name="ce2" office:value-type="date" office:date-value="2020-07-16" calcext:value-type="date">
            <text:p>16/07/20</text:p>
          </table:table-cell>
          <table:table-cell/>
        </table:table-row>
        <table:table-row table:style-name="ro1">
          <table:table-cell table:style-name="ce2" office:value-type="date" office:date-value="2020-07-17" calcext:value-type="date">
            <text:p>17/07/20</text:p>
          </table:table-cell>
          <table:table-cell/>
        </table:table-row>
        <table:table-row table:style-name="ro1">
          <table:table-cell table:style-name="ce2" office:value-type="date" office:date-value="2020-07-18" calcext:value-type="date">
            <text:p>18/07/20</text:p>
          </table:table-cell>
          <table:table-cell/>
        </table:table-row>
        <table:table-row table:style-name="ro1">
          <table:table-cell table:style-name="ce2" office:value-type="date" office:date-value="2020-07-19" calcext:value-type="date">
            <text:p>19/07/20</text:p>
          </table:table-cell>
          <table:table-cell/>
        </table:table-row>
        <table:table-row table:style-name="ro1">
          <table:table-cell table:style-name="ce2" office:value-type="date" office:date-value="2020-07-20" calcext:value-type="date">
            <text:p>20/07/20</text:p>
          </table:table-cell>
          <table:table-cell/>
        </table:table-row>
        <table:table-row table:style-name="ro1">
          <table:table-cell table:style-name="ce2" office:value-type="date" office:date-value="2020-07-21" calcext:value-type="date">
            <text:p>21/07/20</text:p>
          </table:table-cell>
          <table:table-cell/>
        </table:table-row>
        <table:table-row table:style-name="ro1">
          <table:table-cell table:style-name="ce2" office:value-type="date" office:date-value="2020-07-22" calcext:value-type="date">
            <text:p>22/07/20</text:p>
          </table:table-cell>
          <table:table-cell/>
        </table:table-row>
        <table:table-row table:style-name="ro1">
          <table:table-cell table:style-name="ce2" office:value-type="date" office:date-value="2020-07-23" calcext:value-type="date">
            <text:p>23/07/20</text:p>
          </table:table-cell>
          <table:table-cell/>
        </table:table-row>
        <table:table-row table:style-name="ro1">
          <table:table-cell table:style-name="ce2" office:value-type="date" office:date-value="2020-07-24" calcext:value-type="date">
            <text:p>24/07/20</text:p>
          </table:table-cell>
          <table:table-cell/>
        </table:table-row>
        <table:table-row table:style-name="ro1">
          <table:table-cell table:style-name="ce2" office:value-type="date" office:date-value="2020-07-25" calcext:value-type="date">
            <text:p>25/07/20</text:p>
          </table:table-cell>
          <table:table-cell/>
        </table:table-row>
        <table:table-row table:style-name="ro1">
          <table:table-cell table:style-name="ce2" office:value-type="date" office:date-value="2020-07-26" calcext:value-type="date">
            <text:p>26/07/20</text:p>
          </table:table-cell>
          <table:table-cell/>
        </table:table-row>
        <table:table-row table:style-name="ro1">
          <table:table-cell table:style-name="ce2" office:value-type="date" office:date-value="2020-07-27" calcext:value-type="date">
            <text:p>27/07/20</text:p>
          </table:table-cell>
          <table:table-cell/>
        </table:table-row>
        <table:table-row table:style-name="ro1">
          <table:table-cell table:style-name="ce2" office:value-type="date" office:date-value="2020-07-28" calcext:value-type="date">
            <text:p>28/07/20</text:p>
          </table:table-cell>
          <table:table-cell/>
        </table:table-row>
        <table:table-row table:style-name="ro1">
          <table:table-cell table:style-name="ce2" office:value-type="date" office:date-value="2020-07-29" calcext:value-type="date">
            <text:p>29/07/20</text:p>
          </table:table-cell>
          <table:table-cell/>
        </table:table-row>
        <table:table-row table:style-name="ro1">
          <table:table-cell table:style-name="ce2" office:value-type="date" office:date-value="2020-07-30" calcext:value-type="date">
            <text:p>30/07/20</text:p>
          </table:table-cell>
          <table:table-cell/>
        </table:table-row>
        <table:table-row table:style-name="ro1">
          <table:table-cell table:style-name="ce2" office:value-type="date" office:date-value="2020-07-31" calcext:value-type="date">
            <text:p>31/07/20</text:p>
          </table:table-cell>
          <table:table-cell/>
        </table:table-row>
        <table:table-row table:style-name="ro1">
          <table:table-cell table:style-name="ce2" office:value-type="date" office:date-value="2020-08-01" calcext:value-type="date">
            <text:p>01/08/20</text:p>
          </table:table-cell>
          <table:table-cell/>
        </table:table-row>
        <table:table-row table:style-name="ro1">
          <table:table-cell table:style-name="ce2" office:value-type="date" office:date-value="2020-08-02" calcext:value-type="date">
            <text:p>02/08/20</text:p>
          </table:table-cell>
          <table:table-cell/>
        </table:table-row>
        <table:table-row table:style-name="ro1">
          <table:table-cell table:style-name="ce2" office:value-type="date" office:date-value="2020-08-03" calcext:value-type="date">
            <text:p>03/08/20</text:p>
          </table:table-cell>
          <table:table-cell/>
        </table:table-row>
        <table:table-row table:style-name="ro1">
          <table:table-cell table:style-name="ce2" office:value-type="date" office:date-value="2020-08-04" calcext:value-type="date">
            <text:p>04/08/20</text:p>
          </table:table-cell>
          <table:table-cell/>
        </table:table-row>
        <table:table-row table:style-name="ro1">
          <table:table-cell table:style-name="ce2" office:value-type="date" office:date-value="2020-08-05" calcext:value-type="date">
            <text:p>05/08/20</text:p>
          </table:table-cell>
          <table:table-cell/>
        </table:table-row>
        <table:table-row table:style-name="ro1">
          <table:table-cell table:style-name="ce2" office:value-type="date" office:date-value="2020-08-06" calcext:value-type="date">
            <text:p>06/08/20</text:p>
          </table:table-cell>
          <table:table-cell/>
        </table:table-row>
        <table:table-row table:style-name="ro1">
          <table:table-cell table:style-name="ce2" office:value-type="date" office:date-value="2020-08-07" calcext:value-type="date">
            <text:p>07/08/20</text:p>
          </table:table-cell>
          <table:table-cell/>
        </table:table-row>
        <table:table-row table:style-name="ro1">
          <table:table-cell table:style-name="ce2" office:value-type="date" office:date-value="2020-08-08" calcext:value-type="date">
            <text:p>08/08/20</text:p>
          </table:table-cell>
          <table:table-cell/>
        </table:table-row>
        <table:table-row table:style-name="ro1">
          <table:table-cell table:style-name="ce2" office:value-type="date" office:date-value="2020-08-09" calcext:value-type="date">
            <text:p>09/08/20</text:p>
          </table:table-cell>
          <table:table-cell/>
        </table:table-row>
        <table:table-row table:style-name="ro1">
          <table:table-cell table:style-name="ce2" office:value-type="date" office:date-value="2020-08-10" calcext:value-type="date">
            <text:p>10/08/20</text:p>
          </table:table-cell>
          <table:table-cell/>
        </table:table-row>
        <table:table-row table:style-name="ro1">
          <table:table-cell table:style-name="ce2" office:value-type="date" office:date-value="2020-08-11" calcext:value-type="date">
            <text:p>11/08/20</text:p>
          </table:table-cell>
          <table:table-cell/>
        </table:table-row>
        <table:table-row table:style-name="ro1">
          <table:table-cell table:style-name="ce2" office:value-type="date" office:date-value="2020-08-12" calcext:value-type="date">
            <text:p>12/08/20</text:p>
          </table:table-cell>
          <table:table-cell/>
        </table:table-row>
        <table:table-row table:style-name="ro1">
          <table:table-cell table:style-name="ce2" office:value-type="date" office:date-value="2020-08-13" calcext:value-type="date">
            <text:p>13/08/20</text:p>
          </table:table-cell>
          <table:table-cell/>
        </table:table-row>
        <table:table-row table:style-name="ro1">
          <table:table-cell table:style-name="ce2" office:value-type="date" office:date-value="2020-08-14" calcext:value-type="date">
            <text:p>14/08/20</text:p>
          </table:table-cell>
          <table:table-cell/>
        </table:table-row>
        <table:table-row table:style-name="ro1">
          <table:table-cell table:style-name="ce2" office:value-type="date" office:date-value="2020-08-15" calcext:value-type="date">
            <text:p>15/08/20</text:p>
          </table:table-cell>
          <table:table-cell/>
        </table:table-row>
        <table:table-row table:style-name="ro1">
          <table:table-cell table:style-name="ce2" office:value-type="date" office:date-value="2020-08-16" calcext:value-type="date">
            <text:p>16/08/20</text:p>
          </table:table-cell>
          <table:table-cell/>
        </table:table-row>
        <table:table-row table:style-name="ro1">
          <table:table-cell table:style-name="ce2" office:value-type="date" office:date-value="2020-08-17" calcext:value-type="date">
            <text:p>17/08/20</text:p>
          </table:table-cell>
          <table:table-cell/>
        </table:table-row>
        <table:table-row table:style-name="ro1">
          <table:table-cell table:style-name="ce2" office:value-type="date" office:date-value="2020-08-18" calcext:value-type="date">
            <text:p>18/08/20</text:p>
          </table:table-cell>
          <table:table-cell/>
        </table:table-row>
        <table:table-row table:style-name="ro1">
          <table:table-cell table:style-name="ce2" office:value-type="date" office:date-value="2020-08-19" calcext:value-type="date">
            <text:p>19/08/20</text:p>
          </table:table-cell>
          <table:table-cell/>
        </table:table-row>
        <table:table-row table:style-name="ro1">
          <table:table-cell table:style-name="ce2" office:value-type="date" office:date-value="2020-08-20" calcext:value-type="date">
            <text:p>20/08/20</text:p>
          </table:table-cell>
          <table:table-cell/>
        </table:table-row>
        <table:table-row table:style-name="ro1">
          <table:table-cell table:style-name="ce2" office:value-type="date" office:date-value="2020-08-21" calcext:value-type="date">
            <text:p>21/08/20</text:p>
          </table:table-cell>
          <table:table-cell/>
        </table:table-row>
        <table:table-row table:style-name="ro1">
          <table:table-cell table:style-name="ce2" office:value-type="date" office:date-value="2020-08-22" calcext:value-type="date">
            <text:p>22/08/20</text:p>
          </table:table-cell>
          <table:table-cell/>
        </table:table-row>
        <table:table-row table:style-name="ro1">
          <table:table-cell table:style-name="ce2" office:value-type="date" office:date-value="2020-08-23" calcext:value-type="date">
            <text:p>23/08/20</text:p>
          </table:table-cell>
          <table:table-cell/>
        </table:table-row>
        <table:table-row table:style-name="ro1">
          <table:table-cell table:style-name="ce2" office:value-type="date" office:date-value="2020-08-24" calcext:value-type="date">
            <text:p>24/08/20</text:p>
          </table:table-cell>
          <table:table-cell/>
        </table:table-row>
        <table:table-row table:style-name="ro1">
          <table:table-cell table:style-name="ce2" office:value-type="date" office:date-value="2020-08-25" calcext:value-type="date">
            <text:p>25/08/20</text:p>
          </table:table-cell>
          <table:table-cell/>
        </table:table-row>
        <table:table-row table:style-name="ro1" table:number-rows-repeated="104841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21:40:08.4495079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06:37:12.953928991</meta:creation-date>
    <dc:date>2020-05-30T22:02:44.478922804</dc:date>
    <meta:editing-duration>P8DT6H20M47S</meta:editing-duration>
    <meta:editing-cycles>102</meta:editing-cycles>
    <meta:generator>LibreOffice/6.1.5.2$Linux_X86_64 LibreOffice_project/10$Build-2</meta:generator>
    <meta:document-statistic meta:table-count="2" meta:cell-count="1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656cm" svg:height="16.151cm" xlink:href=".." xlink:type="simple" chart:class="chart:bar" chart:style-name="ch1">
        <chart:legend chart:legend-position="end" svg:x="28.716cm" svg:y="7.776cm" style:legend-expansion="high" chart:style-name="ch2"/>
        <chart:plot-area chart:style-name="ch3" table:cell-range-address="grafico_30_05_2020.A2:grafico_30_05_2020.B69" chart:data-source-has-labels="both" svg:x="0.593cm" svg:y="0.323cm" svg:width="27.53cm" svg:height="15.505cm">
          <chartooo:coordinate-region svg:x="1.397cm" svg:y="0.522cm" svg:width="26.723cm" svg:height="14.659cm"/>
          <chart:axis chart:dimension="x" chart:name="primary-x" chart:style-name="ch4" chartooo:axis-type="auto">
            <chartooo:date-scale/>
            <chart:categories table:cell-range-address="grafico_30_05_2020.A3:grafico_30_05_2020.A6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afico_30_05_2020.B3:grafico_30_05_2020.B69" chart:label-cell-address="grafico_30_05_2020.B2:grafico_30_05_2020.B2" chart:class="chart:bar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grafico_30_05_2020.B2:grafico_30_05_2020.B2</svg:desc>
                </draw:g>
              </table:table-cell>
            </table:table-row>
          </table:table-header-rows>
          <table:table-rows>
            <table:table-row>
              <table:table-cell office:value-type="float" office:value="43914">
                <text:p>43914</text:p>
                <draw:g>
                  <svg:desc>grafico_30_05_2020.A3:grafico_30_05_2020.A69</svg:desc>
                </draw:g>
              </table:table-cell>
              <table:table-cell office:value-type="float" office:value="0">
                <text:p>0</text:p>
                <draw:g>
                  <svg:desc>grafico_30_05_2020.B3:grafico_30_05_2020.B69</svg:desc>
                </draw:g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129">
                <text:p>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